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965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966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967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968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969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970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971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972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973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5974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5975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5976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5977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5978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5979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980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981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982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5983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5984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5985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5986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987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5988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5989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5990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5991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5992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5993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5994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5995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5996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5997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5998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1279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1280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1281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9" style:family="graphic" style:parent-style-name="standard">
      <style:graphic-properties draw:stroke="none" draw:stroke-dash="Dashed_20__28_var_29__20_1282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0" style:family="graphic" style:parent-style-name="standard">
      <style:graphic-properties draw:stroke="none" draw:stroke-dash="Dashed_20__28_var_29__20_1283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1" style:family="graphic" style:parent-style-name="standard">
      <style:graphic-properties draw:stroke="none" draw:stroke-dash="Dashed_20__28_var_29__20_1284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2" style:family="graphic" style:parent-style-name="standard">
      <style:graphic-properties draw:stroke="none" draw:stroke-dash="Dashed_20__28_var_29__20_1285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3" style:family="graphic" style:parent-style-name="standard">
      <style:graphic-properties draw:stroke="none" draw:stroke-dash="Dashed_20__28_var_29__20_1286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4" style:family="graphic" style:parent-style-name="standard">
      <style:graphic-properties draw:stroke="none" draw:stroke-dash="Dashed_20__28_var_29__20_1287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5" style:family="graphic" style:parent-style-name="standard">
      <style:graphic-properties draw:stroke="none" draw:stroke-dash="Dashed_20__28_var_29__20_1288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6" style:family="graphic" style:parent-style-name="standard">
      <style:graphic-properties draw:stroke="none" draw:stroke-dash="Dashed_20__28_var_29__20_1289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7" style:family="graphic" style:parent-style-name="standard">
      <style:graphic-properties draw:stroke="none" draw:stroke-dash="Dashed_20__28_var_29__20_1290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8" style:family="graphic" style:parent-style-name="standard">
      <style:graphic-properties draw:stroke="none" draw:stroke-dash="Dashed_20__28_var_29__20_1291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9" style:family="graphic" style:parent-style-name="standard">
      <style:graphic-properties draw:stroke="none" draw:stroke-dash="Dashed_20__28_var_29__20_1292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0" style:family="graphic" style:parent-style-name="standard">
      <style:graphic-properties draw:stroke="none" draw:stroke-dash="Dashed_20__28_var_29__20_1293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1" style:family="graphic" style:parent-style-name="standard">
      <style:graphic-properties draw:stroke="none" draw:stroke-dash="Dashed_20__28_var_29__20_1294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2" style:family="graphic" style:parent-style-name="standard">
      <style:graphic-properties draw:stroke="none" draw:stroke-dash="Dashed_20__28_var_29__20_1295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3" style:family="graphic" style:parent-style-name="standard">
      <style:graphic-properties draw:stroke="none" draw:stroke-dash="Dashed_20__28_var_29__20_1296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Dashed_20__28_var_29__20_1297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5" style:family="graphic" style:parent-style-name="standard">
      <style:graphic-properties draw:stroke="none" draw:stroke-dash="Dashed_20__28_var_29__20_1298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6" style:family="graphic" style:parent-style-name="standard">
      <style:graphic-properties draw:stroke="none" draw:stroke-dash="Dashed_20__28_var_29__20_1299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7cm" fo:padding-top="0cm" fo:padding-bottom="0cm" fo:padding-left="0cm" fo:padding-right="0cm" draw:shadow="hidden" draw:shadow-offset-x="0.3cm" draw:shadow-offset-y="0.3cm" draw:shadow-color="#808080"/>
    </style:style>
    <style:style style:name="gr57" style:family="graphic" style:parent-style-name="standard">
      <style:graphic-properties draw:stroke="none" draw:stroke-dash="Dashed_20__28_var_29__20_1300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7cm" fo:padding-top="0cm" fo:padding-bottom="0cm" fo:padding-left="0cm" fo:padding-right="0cm" draw:shadow="hidden" draw:shadow-offset-x="0.3cm" draw:shadow-offset-y="0.3cm" draw:shadow-color="#808080"/>
    </style:style>
    <style:style style:name="gr58" style:family="graphic" style:parent-style-name="standard">
      <style:graphic-properties draw:stroke="none" draw:stroke-dash="Dashed_20__28_var_29__20_1301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59" style:family="graphic" style:parent-style-name="standard">
      <style:graphic-properties draw:stroke="none" draw:stroke-dash="Dashed_20__28_var_29__20_1302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0" style:family="graphic" style:parent-style-name="standard">
      <style:graphic-properties draw:stroke="none" draw:stroke-dash="Dashed_20__28_var_29__20_1303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1" style:family="graphic" style:parent-style-name="standard">
      <style:graphic-properties draw:stroke="none" draw:stroke-dash="Dashed_20__28_var_29__20_1304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2" style:family="graphic" style:parent-style-name="standard">
      <style:graphic-properties draw:stroke="none" draw:stroke-dash="Dashed_20__28_var_29__20_1305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3" style:family="graphic" style:parent-style-name="standard">
      <style:graphic-properties draw:stroke="none" draw:stroke-dash="Dashed_20__28_var_29__20_1306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4" style:family="graphic" style:parent-style-name="standard">
      <style:graphic-properties draw:stroke="none" draw:stroke-dash="Dashed_20__28_var_29__20_1307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5" style:family="graphic" style:parent-style-name="standard">
      <style:graphic-properties draw:stroke="none" draw:stroke-dash="Dashed_20__28_var_29__20_1308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6" style:family="graphic" style:parent-style-name="standard">
      <style:graphic-properties draw:stroke="none" draw:stroke-dash="Dashed_20__28_var_29__20_1309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7" style:family="graphic" style:parent-style-name="standard">
      <style:graphic-properties draw:stroke="none" draw:stroke-dash="Dashed_20__28_var_29__20_1310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8" style:family="graphic" style:parent-style-name="standard">
      <style:graphic-properties draw:stroke="none" draw:stroke-dash="Dashed_20__28_var_29__20_1311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69" style:family="graphic" style:parent-style-name="standard">
      <style:graphic-properties draw:stroke="none" draw:stroke-dash="Dashed_20__28_var_29__20_1312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0" style:family="graphic" style:parent-style-name="standard">
      <style:graphic-properties draw:stroke="solid" draw:stroke-dash="Dashed_20__28_var_29__20_1313" svg:stroke-width="0cm" svg:stroke-color="#c3efa7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1" style:family="graphic" style:parent-style-name="standard">
      <style:graphic-properties draw:stroke="none" draw:stroke-dash="Dashed_20__28_var_29__20_1314" svg:stroke-width="0cm" svg:stroke-color="#c3efa7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2" style:family="graphic" style:parent-style-name="standard">
      <style:graphic-properties draw:stroke="none" draw:stroke-dash="Dashed_20__28_var_29__20_1315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3" style:family="graphic" style:parent-style-name="standard">
      <style:graphic-properties draw:stroke="none" draw:stroke-dash="Dashed_20__28_var_29__20_1316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4" style:family="graphic" style:parent-style-name="standard">
      <style:graphic-properties draw:stroke="solid" draw:stroke-dash="Dashed_20__28_var_29__20_1317" svg:stroke-width="0cm" svg:stroke-color="#edc4e3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5" style:family="graphic" style:parent-style-name="standard">
      <style:graphic-properties draw:stroke="none" draw:stroke-dash="Dashed_20__28_var_29__20_1318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6" style:family="graphic" style:parent-style-name="standard">
      <style:graphic-properties draw:stroke="none" draw:stroke-dash="Dashed_20__28_var_29__20_1319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7" style:family="graphic" style:parent-style-name="standard">
      <style:graphic-properties draw:stroke="none" draw:stroke-dash="Dashed_20__28_var_29__20_1320" svg:stroke-width="0cm" svg:stroke-color="#edc4e3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78" style:family="graphic" style:parent-style-name="standard">
      <style:graphic-properties draw:stroke="solid" draw:stroke-dash="Dashed_20__28_var_29__20_1321" svg:stroke-width="0.03cm" svg:stroke-color="#ff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ed_20__28_var_29__20_1322" svg:stroke-width="0.03cm" svg:stroke-color="#ff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c3efa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d34d9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814cm" svg:y1="13.327cm" svg:x2="6.814cm" svg:y2="17.048cm">
              <text:p/>
            </draw:line>
            <draw:line draw:style-name="gr1" draw:text-style-name="P1" draw:layer="layout" svg:x1="7.124cm" svg:y1="13.327cm" svg:x2="7.124cm" svg:y2="17.048cm">
              <text:p/>
            </draw:line>
            <draw:line draw:style-name="gr1" draw:text-style-name="P1" draw:layer="layout" svg:x1="7.434cm" svg:y1="13.327cm" svg:x2="7.434cm" svg:y2="17.048cm">
              <text:p/>
            </draw:line>
            <draw:line draw:style-name="gr1" draw:text-style-name="P1" draw:layer="layout" svg:x1="7.744cm" svg:y1="13.327cm" svg:x2="7.744cm" svg:y2="17.048cm">
              <text:p/>
            </draw:line>
            <draw:line draw:style-name="gr1" draw:text-style-name="P1" draw:layer="layout" svg:x1="8.055cm" svg:y1="13.327cm" svg:x2="8.055cm" svg:y2="17.048cm">
              <text:p/>
            </draw:line>
            <draw:line draw:style-name="gr1" draw:text-style-name="P1" draw:layer="layout" svg:x1="8.365cm" svg:y1="13.327cm" svg:x2="8.365cm" svg:y2="17.048cm">
              <text:p/>
            </draw:line>
            <draw:line draw:style-name="gr1" draw:text-style-name="P1" draw:layer="layout" svg:x1="8.675cm" svg:y1="13.327cm" svg:x2="8.675cm" svg:y2="17.048cm">
              <text:p/>
            </draw:line>
            <draw:line draw:style-name="gr1" draw:text-style-name="P1" draw:layer="layout" svg:x1="8.985cm" svg:y1="13.327cm" svg:x2="8.985cm" svg:y2="17.048cm">
              <text:p/>
            </draw:line>
            <draw:line draw:style-name="gr1" draw:text-style-name="P1" draw:layer="layout" svg:x1="9.295cm" svg:y1="13.327cm" svg:x2="9.295cm" svg:y2="17.048cm">
              <text:p/>
            </draw:line>
            <draw:line draw:style-name="gr1" draw:text-style-name="P1" draw:layer="layout" svg:x1="9.605cm" svg:y1="13.327cm" svg:x2="9.605cm" svg:y2="17.048cm">
              <text:p/>
            </draw:line>
            <draw:line draw:style-name="gr1" draw:text-style-name="P1" draw:layer="layout" svg:x1="9.916cm" svg:y1="13.327cm" svg:x2="9.916cm" svg:y2="17.048cm">
              <text:p/>
            </draw:line>
            <draw:line draw:style-name="gr1" draw:text-style-name="P1" draw:layer="layout" svg:x1="10.226cm" svg:y1="13.327cm" svg:x2="10.226cm" svg:y2="17.048cm">
              <text:p/>
            </draw:line>
            <draw:line draw:style-name="gr1" draw:text-style-name="P1" draw:layer="layout" svg:x1="10.536cm" svg:y1="13.327cm" svg:x2="10.536cm" svg:y2="17.048cm">
              <text:p/>
            </draw:line>
            <draw:line draw:style-name="gr1" draw:text-style-name="P1" draw:layer="layout" svg:x1="6.814cm" svg:y1="13.327cm" svg:x2="10.535cm" svg:y2="13.327cm">
              <text:p/>
            </draw:line>
            <draw:line draw:style-name="gr1" draw:text-style-name="P1" draw:layer="layout" svg:x1="6.814cm" svg:y1="13.637cm" svg:x2="10.535cm" svg:y2="13.637cm">
              <text:p/>
            </draw:line>
            <draw:line draw:style-name="gr1" draw:text-style-name="P1" draw:layer="layout" svg:x1="6.814cm" svg:y1="13.949cm" svg:x2="10.535cm" svg:y2="13.949cm">
              <text:p/>
            </draw:line>
            <draw:line draw:style-name="gr1" draw:text-style-name="P1" draw:layer="layout" svg:x1="6.814cm" svg:y1="14.257cm" svg:x2="10.535cm" svg:y2="14.257cm">
              <text:p/>
            </draw:line>
            <draw:line draw:style-name="gr1" draw:text-style-name="P1" draw:layer="layout" svg:x1="6.814cm" svg:y1="14.568cm" svg:x2="10.535cm" svg:y2="14.568cm">
              <text:p/>
            </draw:line>
            <draw:line draw:style-name="gr1" draw:text-style-name="P1" draw:layer="layout" svg:x1="6.814cm" svg:y1="14.878cm" svg:x2="10.535cm" svg:y2="14.878cm">
              <text:p/>
            </draw:line>
            <draw:line draw:style-name="gr1" draw:text-style-name="P1" draw:layer="layout" svg:x1="6.814cm" svg:y1="15.189cm" svg:x2="10.535cm" svg:y2="15.189cm">
              <text:p/>
            </draw:line>
            <draw:line draw:style-name="gr1" draw:text-style-name="P1" draw:layer="layout" svg:x1="6.814cm" svg:y1="15.498cm" svg:x2="10.535cm" svg:y2="15.498cm">
              <text:p/>
            </draw:line>
            <draw:line draw:style-name="gr1" draw:text-style-name="P1" draw:layer="layout" svg:x1="6.814cm" svg:y1="15.808cm" svg:x2="10.535cm" svg:y2="15.808cm">
              <text:p/>
            </draw:line>
            <draw:line draw:style-name="gr1" draw:text-style-name="P1" draw:layer="layout" svg:x1="6.814cm" svg:y1="16.118cm" svg:x2="10.535cm" svg:y2="16.118cm">
              <text:p/>
            </draw:line>
            <draw:line draw:style-name="gr1" draw:text-style-name="P1" draw:layer="layout" svg:x1="6.814cm" svg:y1="16.429cm" svg:x2="10.535cm" svg:y2="16.429cm">
              <text:p/>
            </draw:line>
            <draw:line draw:style-name="gr1" draw:text-style-name="P1" draw:layer="layout" svg:x1="6.814cm" svg:y1="16.739cm" svg:x2="10.535cm" svg:y2="16.739cm">
              <text:p/>
            </draw:line>
            <draw:line draw:style-name="gr1" draw:text-style-name="P1" draw:layer="layout" svg:x1="6.814cm" svg:y1="17.049cm" svg:x2="10.535cm" svg:y2="17.049cm">
              <text:p/>
            </draw:line>
          </draw:g>
          <draw:rect draw:style-name="gr2" draw:text-style-name="P2" draw:layer="layout" svg:width="0.311cm" svg:height="0.311cm" svg:x="7.44cm" svg:y="13.953cm">
            <text:p/>
          </draw:rect>
          <draw:rect draw:style-name="gr3" draw:text-style-name="P2" draw:layer="layout" svg:width="0.313cm" svg:height="0.311cm" svg:x="8.059cm" svg:y="13.953cm">
            <text:p/>
          </draw:rect>
          <draw:rect draw:style-name="gr4" draw:text-style-name="P2" draw:layer="layout" svg:width="0.315cm" svg:height="0.313cm" svg:x="7.749cm" svg:y="14.263cm">
            <text:p/>
          </draw:rect>
          <draw:rect draw:style-name="gr5" draw:text-style-name="P2" draw:layer="layout" svg:width="0.313cm" svg:height="0.315cm" svg:x="8.059cm" svg:y="14.574cm">
            <text:p/>
          </draw:rect>
          <draw:rect draw:style-name="gr6" draw:text-style-name="P2" draw:layer="layout" svg:width="0.315cm" svg:height="0.313cm" svg:x="7.749cm" svg:y="14.884cm">
            <text:p/>
          </draw:rect>
          <draw:rect draw:style-name="gr7" draw:text-style-name="P2" draw:layer="layout" svg:width="0.311cm" svg:height="0.313cm" svg:x="7.128cm" svg:y="14.263cm">
            <text:p/>
          </draw:rect>
          <draw:rect draw:style-name="gr8" draw:text-style-name="P2" draw:layer="layout" svg:width="0.315cm" svg:height="0.313cm" svg:x="7.749cm" svg:y="13.644cm">
            <text:p/>
          </draw:rect>
          <draw:rect draw:style-name="gr9" draw:text-style-name="P2" draw:layer="layout" svg:width="0.311cm" svg:height="0.315cm" svg:x="7.438cm" svg:y="14.574cm">
            <text:p/>
          </draw:rect>
          <draw:rect draw:style-name="gr10" draw:text-style-name="P2" draw:layer="layout" svg:width="0.315cm" svg:height="0.313cm" svg:x="8.37cm" svg:y="14.263cm">
            <text:p/>
          </draw:rect>
          <draw:rect draw:style-name="gr11" draw:text-style-name="P3" draw:layer="layout" svg:width="0.311cm" svg:height="0.311cm" svg:x="8.989cm" svg:y="15.194cm">
            <text:p/>
          </draw:rect>
          <draw:rect draw:style-name="gr12" draw:text-style-name="P3" draw:layer="layout" svg:width="0.309cm" svg:height="0.313cm" svg:x="8.68cm" svg:y="15.503cm">
            <text:p/>
          </draw:rect>
          <draw:rect draw:style-name="gr13" draw:text-style-name="P3" draw:layer="layout" svg:width="0.311cm" svg:height="0.313cm" svg:x="9.92cm" svg:y="15.503cm">
            <text:p/>
          </draw:rect>
          <draw:rect draw:style-name="gr14" draw:text-style-name="P3" draw:layer="layout" svg:width="0.315cm" svg:height="0.311cm" svg:x="9.61cm" svg:y="15.194cm">
            <text:p/>
          </draw:rect>
          <draw:rect draw:style-name="gr15" draw:text-style-name="P3" draw:layer="layout" svg:width="0.311cm" svg:height="0.311cm" svg:x="9.92cm" svg:y="16.124cm">
            <text:p/>
          </draw:rect>
          <draw:rect draw:style-name="gr16" draw:text-style-name="P3" draw:layer="layout" svg:width="0.315cm" svg:height="0.313cm" svg:x="9.61cm" svg:y="16.435cm">
            <text:p/>
          </draw:rect>
          <draw:rect draw:style-name="gr17" draw:text-style-name="P3" draw:layer="layout" svg:width="0.311cm" svg:height="0.313cm" svg:x="8.989cm" svg:y="16.435cm">
            <text:p/>
          </draw:rect>
          <draw:rect draw:style-name="gr18" draw:text-style-name="P3" draw:layer="layout" svg:width="0.309cm" svg:height="0.311cm" svg:x="8.68cm" svg:y="16.124cm">
            <text:p/>
          </draw:rect>
          <draw:rect draw:style-name="gr19" draw:text-style-name="P2" draw:layer="layout" svg:width="0.309cm" svg:height="0.313cm" svg:x="12.712cm" svg:y="14.882cm">
            <text:p/>
          </draw:rect>
          <draw:rect draw:style-name="gr20" draw:text-style-name="P2" draw:layer="layout" svg:width="0.313cm" svg:height="0.311cm" svg:x="12.402cm" svg:y="13.953cm">
            <text:p/>
          </draw:rect>
          <draw:rect draw:style-name="gr21" draw:text-style-name="P2" draw:layer="layout" svg:width="0.313cm" svg:height="0.311cm" svg:x="11.471cm" svg:y="13.953cm">
            <text:p/>
          </draw:rect>
          <draw:rect draw:style-name="gr22" draw:text-style-name="P2" draw:layer="layout" svg:width="0.313cm" svg:height="0.313cm" svg:x="11.781cm" svg:y="14.261cm">
            <text:p/>
          </draw:rect>
          <draw:rect draw:style-name="gr23" draw:text-style-name="P2" draw:layer="layout" svg:width="0.313cm" svg:height="0.311cm" svg:x="11.781cm" svg:y="15.193cm">
            <text:p/>
          </draw:rect>
          <draw:rect draw:style-name="gr24" draw:text-style-name="P2" draw:layer="layout" svg:width="0.315cm" svg:height="0.313cm" svg:x="13.332cm" svg:y="14.882cm">
            <text:p/>
          </draw:rect>
          <draw:rect draw:style-name="gr25" draw:text-style-name="P2" draw:layer="layout" svg:width="0.313cm" svg:height="0.313cm" svg:x="13.642cm" svg:y="14.882cm">
            <text:p/>
          </draw:rect>
          <draw:rect draw:style-name="gr26" draw:text-style-name="P2" draw:layer="layout" svg:width="0.311cm" svg:height="0.313cm" svg:x="13.952cm" svg:y="13.642cm">
            <text:p/>
          </draw:rect>
          <draw:rect draw:style-name="gr27" draw:text-style-name="P2" draw:layer="layout" svg:width="0.311cm" svg:height="0.313cm" svg:x="13.952cm" svg:y="15.812cm">
            <text:p/>
          </draw:rect>
          <draw:rect draw:style-name="gr28" draw:text-style-name="P2" draw:layer="layout" svg:width="0.311cm" svg:height="0.313cm" svg:x="13.021cm" svg:y="15.812cm">
            <text:p/>
          </draw:rect>
          <draw:rect draw:style-name="gr29" draw:text-style-name="P2" draw:layer="layout" svg:width="0.315cm" svg:height="0.313cm" svg:x="13.332cm" svg:y="15.501cm">
            <text:p/>
          </draw:rect>
          <draw:rect draw:style-name="gr30" draw:text-style-name="P2" draw:layer="layout" svg:width="0.315cm" svg:height="0.311cm" svg:x="13.332cm" svg:y="16.433cm">
            <text:p/>
          </draw:rect>
          <draw:rect draw:style-name="gr31" draw:text-style-name="P2" draw:layer="layout" svg:width="0.315cm" svg:height="0.313cm" svg:x="12.092cm" svg:y="16.122cm">
            <text:p/>
          </draw:rect>
          <draw:rect draw:style-name="gr32" draw:text-style-name="P2" draw:layer="layout" svg:width="0.315cm" svg:height="0.313cm" svg:x="12.092cm" svg:y="16.122cm">
            <text:p/>
          </draw:rect>
          <draw:rect draw:style-name="gr33" draw:text-style-name="P3" draw:layer="layout" svg:width="0.313cm" svg:height="0.315cm" svg:x="11.781cm" svg:y="14.574cm">
            <text:p/>
          </draw:rect>
          <draw:rect draw:style-name="gr34" draw:text-style-name="P3" draw:layer="layout" svg:width="0.315cm" svg:height="0.315cm" svg:x="13.332cm" svg:y="14.574cm">
            <text:p/>
          </draw:rect>
          <draw:rect draw:style-name="gr35" draw:text-style-name="P3" draw:layer="layout" svg:width="0.311cm" svg:height="0.313cm" svg:x="11.16cm" svg:y="15.503cm">
            <text:p/>
          </draw:rect>
          <draw:rect draw:style-name="gr36" draw:text-style-name="P3" draw:layer="layout" svg:width="0.313cm" svg:height="0.315cm" svg:x="11.471cm" svg:y="15.814cm">
            <text:p/>
          </draw:rect>
          <draw:rect draw:style-name="gr37" draw:text-style-name="P3" draw:layer="layout" svg:width="0.311cm" svg:height="0.313cm" svg:x="11.16cm" svg:y="15.503cm">
            <text:p/>
          </draw:rect>
          <draw:rect draw:style-name="gr38" draw:text-style-name="P3" draw:layer="layout" svg:width="0.311cm" svg:height="0.315cm" svg:x="11.16cm" svg:y="14.574cm">
            <text:p/>
          </draw:rect>
          <draw:rect draw:style-name="gr39" draw:text-style-name="P4" draw:layer="layout" svg:width="0.311cm" svg:height="0.311cm" svg:x="7.44cm" svg:y="13.953cm">
            <text:p/>
          </draw:rect>
          <draw:rect draw:style-name="gr40" draw:text-style-name="P4" draw:layer="layout" svg:width="0.313cm" svg:height="0.311cm" svg:x="8.059cm" svg:y="13.953cm">
            <text:p/>
          </draw:rect>
          <draw:rect draw:style-name="gr41" draw:text-style-name="P4" draw:layer="layout" svg:width="0.315cm" svg:height="0.313cm" svg:x="7.749cm" svg:y="14.263cm">
            <text:p/>
          </draw:rect>
          <draw:rect draw:style-name="gr42" draw:text-style-name="P4" draw:layer="layout" svg:width="0.313cm" svg:height="0.313cm" svg:x="8.059cm" svg:y="14.575cm">
            <text:p/>
          </draw:rect>
          <draw:rect draw:style-name="gr43" draw:text-style-name="P4" draw:layer="layout" svg:width="0.315cm" svg:height="0.313cm" svg:x="7.749cm" svg:y="14.87cm">
            <text:p/>
          </draw:rect>
          <draw:rect draw:style-name="gr44" draw:text-style-name="P4" draw:layer="layout" svg:width="0.311cm" svg:height="0.313cm" svg:x="7.128cm" svg:y="14.263cm">
            <text:p/>
          </draw:rect>
          <draw:rect draw:style-name="gr45" draw:text-style-name="P4" draw:layer="layout" svg:width="0.315cm" svg:height="0.313cm" svg:x="7.749cm" svg:y="13.644cm">
            <text:p/>
          </draw:rect>
          <draw:rect draw:style-name="gr46" draw:text-style-name="P4" draw:layer="layout" svg:width="0.311cm" svg:height="0.313cm" svg:x="7.438cm" svg:y="14.575cm">
            <text:p/>
          </draw:rect>
          <draw:rect draw:style-name="gr47" draw:text-style-name="P4" draw:layer="layout" svg:width="0.315cm" svg:height="0.313cm" svg:x="8.37cm" svg:y="14.263cm">
            <text:p/>
          </draw:rect>
          <draw:rect draw:style-name="gr48" draw:text-style-name="P5" draw:layer="layout" svg:width="0.311cm" svg:height="0.311cm" svg:x="8.989cm" svg:y="15.196cm">
            <text:p/>
          </draw:rect>
          <draw:rect draw:style-name="gr49" draw:text-style-name="P5" draw:layer="layout" svg:width="0.309cm" svg:height="0.311cm" svg:x="8.68cm" svg:y="15.505cm">
            <text:p/>
          </draw:rect>
          <draw:rect draw:style-name="gr50" draw:text-style-name="P5" draw:layer="layout" svg:width="0.311cm" svg:height="0.311cm" svg:x="9.92cm" svg:y="15.505cm">
            <text:p/>
          </draw:rect>
          <draw:rect draw:style-name="gr51" draw:text-style-name="P5" draw:layer="layout" svg:width="0.315cm" svg:height="0.311cm" svg:x="9.61cm" svg:y="15.196cm">
            <text:p/>
          </draw:rect>
          <draw:rect draw:style-name="gr52" draw:text-style-name="P5" draw:layer="layout" svg:width="0.311cm" svg:height="0.313cm" svg:x="9.92cm" svg:y="16.126cm">
            <text:p/>
          </draw:rect>
          <draw:rect draw:style-name="gr53" draw:text-style-name="P5" draw:layer="layout" svg:width="0.315cm" svg:height="0.311cm" svg:x="9.61cm" svg:y="16.436cm">
            <text:p/>
          </draw:rect>
          <draw:rect draw:style-name="gr54" draw:text-style-name="P5" draw:layer="layout" svg:width="0.311cm" svg:height="0.311cm" svg:x="8.989cm" svg:y="16.436cm">
            <text:p/>
          </draw:rect>
          <draw:rect draw:style-name="gr55" draw:text-style-name="P5" draw:layer="layout" svg:width="0.309cm" svg:height="0.313cm" svg:x="8.68cm" svg:y="16.126cm">
            <text:p/>
          </draw:rect>
          <draw:frame draw:style-name="gr56" draw:text-style-name="P7" draw:layer="layout" svg:width="1.008cm" svg:height="0.387cm" svg:x="6.969cm" svg:y="12.898cm">
            <draw:text-box>
              <text:p text:style-name="P6"><text:span text:style-name="T1">a.</text:span></text:p>
            </draw:text-box>
          </draw:frame>
          <draw:frame draw:style-name="gr57" draw:text-style-name="P7" draw:layer="layout" svg:width="1.008cm" svg:height="0.387cm" svg:x="10.899cm" svg:y="12.898cm">
            <draw:text-box>
              <text:p text:style-name="P6"><text:span text:style-name="T1">b.</text:span></text:p>
            </draw:text-box>
          </draw:frame>
          <draw:rect draw:style-name="gr58" draw:text-style-name="P4" draw:layer="layout" svg:width="0.309cm" svg:height="0.313cm" svg:x="12.712cm" svg:y="14.884cm">
            <text:p/>
          </draw:rect>
          <draw:rect draw:style-name="gr59" draw:text-style-name="P4" draw:layer="layout" svg:width="0.313cm" svg:height="0.311cm" svg:x="12.402cm" svg:y="13.953cm">
            <text:p/>
          </draw:rect>
          <draw:rect draw:style-name="gr60" draw:text-style-name="P4" draw:layer="layout" svg:width="0.313cm" svg:height="0.311cm" svg:x="11.471cm" svg:y="13.953cm">
            <text:p/>
          </draw:rect>
          <draw:rect draw:style-name="gr61" draw:text-style-name="P4" draw:layer="layout" svg:width="0.313cm" svg:height="0.313cm" svg:x="11.781cm" svg:y="14.261cm">
            <text:p/>
          </draw:rect>
          <draw:rect draw:style-name="gr62" draw:text-style-name="P4" draw:layer="layout" svg:width="0.313cm" svg:height="0.311cm" svg:x="11.781cm" svg:y="15.194cm">
            <text:p/>
          </draw:rect>
          <draw:rect draw:style-name="gr63" draw:text-style-name="P4" draw:layer="layout" svg:width="0.315cm" svg:height="0.313cm" svg:x="13.332cm" svg:y="14.884cm">
            <text:p/>
          </draw:rect>
          <draw:rect draw:style-name="gr64" draw:text-style-name="P4" draw:layer="layout" svg:width="0.313cm" svg:height="0.313cm" svg:x="13.642cm" svg:y="14.884cm">
            <text:p/>
          </draw:rect>
          <draw:rect draw:style-name="gr65" draw:text-style-name="P4" draw:layer="layout" svg:width="0.311cm" svg:height="0.313cm" svg:x="13.952cm" svg:y="13.642cm">
            <text:p/>
          </draw:rect>
          <draw:rect draw:style-name="gr66" draw:text-style-name="P4" draw:layer="layout" svg:width="0.311cm" svg:height="0.315cm" svg:x="13.952cm" svg:y="15.814cm">
            <text:p/>
          </draw:rect>
          <draw:rect draw:style-name="gr67" draw:text-style-name="P4" draw:layer="layout" svg:width="0.311cm" svg:height="0.315cm" svg:x="13.021cm" svg:y="15.814cm">
            <text:p/>
          </draw:rect>
          <draw:rect draw:style-name="gr68" draw:text-style-name="P4" draw:layer="layout" svg:width="0.315cm" svg:height="0.313cm" svg:x="13.332cm" svg:y="15.503cm">
            <text:p/>
          </draw:rect>
          <draw:rect draw:style-name="gr69" draw:text-style-name="P4" draw:layer="layout" svg:width="0.315cm" svg:height="0.313cm" svg:x="13.332cm" svg:y="16.435cm">
            <text:p/>
          </draw:rect>
          <draw:rect draw:style-name="gr70" draw:text-style-name="P2" draw:layer="layout" svg:width="0.315cm" svg:height="0.311cm" svg:x="12.092cm" svg:y="16.124cm">
            <text:p/>
          </draw:rect>
          <draw:rect draw:style-name="gr71" draw:text-style-name="P4" draw:layer="layout" svg:width="0.315cm" svg:height="0.311cm" svg:x="12.092cm" svg:y="16.124cm">
            <text:p/>
          </draw:rect>
          <draw:rect draw:style-name="gr72" draw:text-style-name="P5" draw:layer="layout" svg:width="0.313cm" svg:height="0.313cm" svg:x="11.781cm" svg:y="14.575cm">
            <text:p/>
          </draw:rect>
          <draw:rect draw:style-name="gr73" draw:text-style-name="P5" draw:layer="layout" svg:width="0.315cm" svg:height="0.313cm" svg:x="13.332cm" svg:y="14.575cm">
            <text:p/>
          </draw:rect>
          <draw:rect draw:style-name="gr74" draw:text-style-name="P3" draw:layer="layout" svg:width="0.311cm" svg:height="0.311cm" svg:x="11.16cm" svg:y="15.505cm">
            <text:p/>
          </draw:rect>
          <draw:rect draw:style-name="gr75" draw:text-style-name="P5" draw:layer="layout" svg:width="0.313cm" svg:height="0.313cm" svg:x="11.471cm" svg:y="15.815cm">
            <text:p/>
          </draw:rect>
          <draw:rect draw:style-name="gr76" draw:text-style-name="P5" draw:layer="layout" svg:width="0.311cm" svg:height="0.311cm" svg:x="11.16cm" svg:y="15.505cm">
            <text:p/>
          </draw:rect>
          <draw:rect draw:style-name="gr77" draw:text-style-name="P5" draw:layer="layout" svg:width="0.311cm" svg:height="0.313cm" svg:x="11.16cm" svg:y="14.575cm">
            <text:p/>
          </draw:rect>
          <draw:g>
            <draw:line draw:style-name="gr1" draw:text-style-name="P1" draw:layer="layout" svg:x1="6.814cm" svg:y1="13.327cm" svg:x2="6.814cm" svg:y2="17.048cm">
              <text:p/>
            </draw:line>
            <draw:line draw:style-name="gr1" draw:text-style-name="P1" draw:layer="layout" svg:x1="7.124cm" svg:y1="13.327cm" svg:x2="7.124cm" svg:y2="17.048cm">
              <text:p/>
            </draw:line>
            <draw:line draw:style-name="gr1" draw:text-style-name="P1" draw:layer="layout" svg:x1="7.434cm" svg:y1="13.327cm" svg:x2="7.434cm" svg:y2="17.048cm">
              <text:p/>
            </draw:line>
            <draw:line draw:style-name="gr1" draw:text-style-name="P1" draw:layer="layout" svg:x1="7.744cm" svg:y1="13.327cm" svg:x2="7.744cm" svg:y2="17.048cm">
              <text:p/>
            </draw:line>
            <draw:line draw:style-name="gr1" draw:text-style-name="P1" draw:layer="layout" svg:x1="8.055cm" svg:y1="13.327cm" svg:x2="8.055cm" svg:y2="17.048cm">
              <text:p/>
            </draw:line>
            <draw:line draw:style-name="gr1" draw:text-style-name="P1" draw:layer="layout" svg:x1="8.365cm" svg:y1="13.327cm" svg:x2="8.365cm" svg:y2="17.048cm">
              <text:p/>
            </draw:line>
            <draw:line draw:style-name="gr1" draw:text-style-name="P1" draw:layer="layout" svg:x1="8.675cm" svg:y1="13.327cm" svg:x2="8.675cm" svg:y2="17.048cm">
              <text:p/>
            </draw:line>
            <draw:line draw:style-name="gr1" draw:text-style-name="P1" draw:layer="layout" svg:x1="8.985cm" svg:y1="13.327cm" svg:x2="8.985cm" svg:y2="17.048cm">
              <text:p/>
            </draw:line>
            <draw:line draw:style-name="gr1" draw:text-style-name="P1" draw:layer="layout" svg:x1="9.295cm" svg:y1="13.327cm" svg:x2="9.295cm" svg:y2="17.048cm">
              <text:p/>
            </draw:line>
            <draw:line draw:style-name="gr1" draw:text-style-name="P1" draw:layer="layout" svg:x1="9.605cm" svg:y1="13.327cm" svg:x2="9.605cm" svg:y2="17.048cm">
              <text:p/>
            </draw:line>
            <draw:line draw:style-name="gr1" draw:text-style-name="P1" draw:layer="layout" svg:x1="9.916cm" svg:y1="13.327cm" svg:x2="9.916cm" svg:y2="17.048cm">
              <text:p/>
            </draw:line>
            <draw:line draw:style-name="gr1" draw:text-style-name="P1" draw:layer="layout" svg:x1="10.226cm" svg:y1="13.327cm" svg:x2="10.226cm" svg:y2="17.048cm">
              <text:p/>
            </draw:line>
            <draw:line draw:style-name="gr1" draw:text-style-name="P1" draw:layer="layout" svg:x1="10.536cm" svg:y1="13.327cm" svg:x2="10.536cm" svg:y2="17.048cm">
              <text:p/>
            </draw:line>
            <draw:line draw:style-name="gr1" draw:text-style-name="P1" draw:layer="layout" svg:x1="6.814cm" svg:y1="13.327cm" svg:x2="10.535cm" svg:y2="13.327cm">
              <text:p/>
            </draw:line>
            <draw:line draw:style-name="gr1" draw:text-style-name="P1" draw:layer="layout" svg:x1="6.814cm" svg:y1="13.637cm" svg:x2="10.535cm" svg:y2="13.637cm">
              <text:p/>
            </draw:line>
            <draw:line draw:style-name="gr1" draw:text-style-name="P1" draw:layer="layout" svg:x1="6.814cm" svg:y1="13.949cm" svg:x2="10.535cm" svg:y2="13.949cm">
              <text:p/>
            </draw:line>
            <draw:line draw:style-name="gr1" draw:text-style-name="P1" draw:layer="layout" svg:x1="6.814cm" svg:y1="14.257cm" svg:x2="10.535cm" svg:y2="14.257cm">
              <text:p/>
            </draw:line>
            <draw:line draw:style-name="gr1" draw:text-style-name="P1" draw:layer="layout" svg:x1="6.814cm" svg:y1="14.568cm" svg:x2="10.535cm" svg:y2="14.568cm">
              <text:p/>
            </draw:line>
            <draw:line draw:style-name="gr1" draw:text-style-name="P1" draw:layer="layout" svg:x1="6.814cm" svg:y1="14.878cm" svg:x2="10.535cm" svg:y2="14.878cm">
              <text:p/>
            </draw:line>
            <draw:line draw:style-name="gr1" draw:text-style-name="P1" draw:layer="layout" svg:x1="6.814cm" svg:y1="15.189cm" svg:x2="10.535cm" svg:y2="15.189cm">
              <text:p/>
            </draw:line>
            <draw:line draw:style-name="gr1" draw:text-style-name="P1" draw:layer="layout" svg:x1="6.814cm" svg:y1="15.498cm" svg:x2="10.535cm" svg:y2="15.498cm">
              <text:p/>
            </draw:line>
            <draw:line draw:style-name="gr1" draw:text-style-name="P1" draw:layer="layout" svg:x1="6.814cm" svg:y1="15.808cm" svg:x2="10.535cm" svg:y2="15.808cm">
              <text:p/>
            </draw:line>
            <draw:line draw:style-name="gr1" draw:text-style-name="P1" draw:layer="layout" svg:x1="6.814cm" svg:y1="16.118cm" svg:x2="10.535cm" svg:y2="16.118cm">
              <text:p/>
            </draw:line>
            <draw:line draw:style-name="gr1" draw:text-style-name="P1" draw:layer="layout" svg:x1="6.814cm" svg:y1="16.429cm" svg:x2="10.535cm" svg:y2="16.429cm">
              <text:p/>
            </draw:line>
            <draw:line draw:style-name="gr1" draw:text-style-name="P1" draw:layer="layout" svg:x1="6.814cm" svg:y1="16.739cm" svg:x2="10.535cm" svg:y2="16.739cm">
              <text:p/>
            </draw:line>
            <draw:line draw:style-name="gr1" draw:text-style-name="P1" draw:layer="layout" svg:x1="6.814cm" svg:y1="17.049cm" svg:x2="10.535cm" svg:y2="17.049cm">
              <text:p/>
            </draw:line>
          </draw:g>
          <draw:line draw:style-name="gr78" draw:text-style-name="P8" draw:layer="layout" svg:x1="10.515cm" svg:y1="13.327cm" svg:x2="6.814cm" svg:y2="17.049cm">
            <text:p/>
          </draw:line>
          <draw:g>
            <draw:line draw:style-name="gr1" draw:text-style-name="P1" draw:layer="layout" svg:x1="10.842cm" svg:y1="13.326cm" svg:x2="10.842cm" svg:y2="17.047cm">
              <text:p/>
            </draw:line>
            <draw:line draw:style-name="gr1" draw:text-style-name="P1" draw:layer="layout" svg:x1="11.152cm" svg:y1="13.326cm" svg:x2="11.152cm" svg:y2="17.047cm">
              <text:p/>
            </draw:line>
            <draw:line draw:style-name="gr1" draw:text-style-name="P1" draw:layer="layout" svg:x1="11.462cm" svg:y1="13.326cm" svg:x2="11.462cm" svg:y2="17.047cm">
              <text:p/>
            </draw:line>
            <draw:line draw:style-name="gr1" draw:text-style-name="P1" draw:layer="layout" svg:x1="11.772cm" svg:y1="13.326cm" svg:x2="11.772cm" svg:y2="17.047cm">
              <text:p/>
            </draw:line>
            <draw:line draw:style-name="gr1" draw:text-style-name="P1" draw:layer="layout" svg:x1="12.083cm" svg:y1="13.326cm" svg:x2="12.083cm" svg:y2="17.047cm">
              <text:p/>
            </draw:line>
            <draw:line draw:style-name="gr1" draw:text-style-name="P1" draw:layer="layout" svg:x1="12.393cm" svg:y1="13.326cm" svg:x2="12.393cm" svg:y2="17.047cm">
              <text:p/>
            </draw:line>
            <draw:line draw:style-name="gr1" draw:text-style-name="P1" draw:layer="layout" svg:x1="13.013cm" svg:y1="13.326cm" svg:x2="13.013cm" svg:y2="17.047cm">
              <text:p/>
            </draw:line>
            <draw:line draw:style-name="gr1" draw:text-style-name="P1" draw:layer="layout" svg:x1="13.323cm" svg:y1="13.326cm" svg:x2="13.323cm" svg:y2="17.047cm">
              <text:p/>
            </draw:line>
            <draw:line draw:style-name="gr1" draw:text-style-name="P1" draw:layer="layout" svg:x1="13.633cm" svg:y1="13.326cm" svg:x2="13.633cm" svg:y2="17.047cm">
              <text:p/>
            </draw:line>
            <draw:line draw:style-name="gr1" draw:text-style-name="P1" draw:layer="layout" svg:x1="13.944cm" svg:y1="13.326cm" svg:x2="13.944cm" svg:y2="17.047cm">
              <text:p/>
            </draw:line>
            <draw:line draw:style-name="gr1" draw:text-style-name="P1" draw:layer="layout" svg:x1="14.254cm" svg:y1="13.326cm" svg:x2="14.254cm" svg:y2="17.047cm">
              <text:p/>
            </draw:line>
            <draw:line draw:style-name="gr1" draw:text-style-name="P1" draw:layer="layout" svg:x1="14.564cm" svg:y1="13.326cm" svg:x2="14.564cm" svg:y2="17.047cm">
              <text:p/>
            </draw:line>
            <draw:line draw:style-name="gr1" draw:text-style-name="P1" draw:layer="layout" svg:x1="10.842cm" svg:y1="13.326cm" svg:x2="14.563cm" svg:y2="13.326cm">
              <text:p/>
            </draw:line>
            <draw:line draw:style-name="gr1" draw:text-style-name="P1" draw:layer="layout" svg:x1="10.842cm" svg:y1="13.636cm" svg:x2="14.563cm" svg:y2="13.636cm">
              <text:p/>
            </draw:line>
            <draw:line draw:style-name="gr1" draw:text-style-name="P1" draw:layer="layout" svg:x1="10.842cm" svg:y1="13.946cm" svg:x2="14.563cm" svg:y2="13.946cm">
              <text:p/>
            </draw:line>
            <draw:line draw:style-name="gr1" draw:text-style-name="P1" draw:layer="layout" svg:x1="10.842cm" svg:y1="14.256cm" svg:x2="14.563cm" svg:y2="14.256cm">
              <text:p/>
            </draw:line>
            <draw:line draw:style-name="gr1" draw:text-style-name="P1" draw:layer="layout" svg:x1="10.842cm" svg:y1="14.567cm" svg:x2="14.563cm" svg:y2="14.567cm">
              <text:p/>
            </draw:line>
            <draw:line draw:style-name="gr1" draw:text-style-name="P1" draw:layer="layout" svg:x1="10.842cm" svg:y1="14.877cm" svg:x2="14.563cm" svg:y2="14.877cm">
              <text:p/>
            </draw:line>
            <draw:line draw:style-name="gr1" draw:text-style-name="P1" draw:layer="layout" svg:x1="10.842cm" svg:y1="15.189cm" svg:x2="14.563cm" svg:y2="15.189cm">
              <text:p/>
            </draw:line>
            <draw:line draw:style-name="gr1" draw:text-style-name="P1" draw:layer="layout" svg:x1="10.842cm" svg:y1="15.497cm" svg:x2="14.563cm" svg:y2="15.497cm">
              <text:p/>
            </draw:line>
            <draw:line draw:style-name="gr1" draw:text-style-name="P1" draw:layer="layout" svg:x1="10.842cm" svg:y1="15.807cm" svg:x2="14.563cm" svg:y2="15.807cm">
              <text:p/>
            </draw:line>
            <draw:line draw:style-name="gr1" draw:text-style-name="P1" draw:layer="layout" svg:x1="10.842cm" svg:y1="16.117cm" svg:x2="14.563cm" svg:y2="16.117cm">
              <text:p/>
            </draw:line>
            <draw:line draw:style-name="gr1" draw:text-style-name="P1" draw:layer="layout" svg:x1="10.842cm" svg:y1="16.429cm" svg:x2="14.563cm" svg:y2="16.429cm">
              <text:p/>
            </draw:line>
            <draw:line draw:style-name="gr1" draw:text-style-name="P1" draw:layer="layout" svg:x1="10.842cm" svg:y1="16.738cm" svg:x2="14.563cm" svg:y2="16.738cm">
              <text:p/>
            </draw:line>
            <draw:line draw:style-name="gr1" draw:text-style-name="P1" draw:layer="layout" svg:x1="10.842cm" svg:y1="17.048cm" svg:x2="14.563cm" svg:y2="17.048cm">
              <text:p/>
            </draw:line>
            <draw:line draw:style-name="gr1" draw:text-style-name="P1" draw:layer="layout" svg:x1="12.703cm" svg:y1="13.326cm" svg:x2="12.703cm" svg:y2="17.047cm">
              <text:p/>
            </draw:line>
          </draw:g>
          <draw:line draw:style-name="gr79" draw:text-style-name="P8" draw:layer="layout" svg:x1="12.697cm" svg:y1="13.326cm" svg:x2="12.697cm" svg:y2="17.04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279" draw:display-name="Dashed (var) 1279" draw:style="rect" draw:dots1="1" draw:dots1-length="0.006cm" draw:dots2="1" draw:dots2-length="0.006cm" draw:distance="0.006cm"/>
    <draw:stroke-dash draw:name="Dashed_20__28_var_29__20_1280" draw:display-name="Dashed (var) 1280" draw:style="rect" draw:dots1="1" draw:dots1-length="0.006cm" draw:dots2="1" draw:dots2-length="0.006cm" draw:distance="0.006cm"/>
    <draw:stroke-dash draw:name="Dashed_20__28_var_29__20_1281" draw:display-name="Dashed (var) 1281" draw:style="rect" draw:dots1="1" draw:dots1-length="0.006cm" draw:dots2="1" draw:dots2-length="0.006cm" draw:distance="0.006cm"/>
    <draw:stroke-dash draw:name="Dashed_20__28_var_29__20_1282" draw:display-name="Dashed (var) 1282" draw:style="rect" draw:dots1="1" draw:dots1-length="0.006cm" draw:dots2="1" draw:dots2-length="0.006cm" draw:distance="0.006cm"/>
    <draw:stroke-dash draw:name="Dashed_20__28_var_29__20_1283" draw:display-name="Dashed (var) 1283" draw:style="rect" draw:dots1="1" draw:dots1-length="0.006cm" draw:dots2="1" draw:dots2-length="0.006cm" draw:distance="0.006cm"/>
    <draw:stroke-dash draw:name="Dashed_20__28_var_29__20_1284" draw:display-name="Dashed (var) 1284" draw:style="rect" draw:dots1="1" draw:dots1-length="0.006cm" draw:dots2="1" draw:dots2-length="0.006cm" draw:distance="0.006cm"/>
    <draw:stroke-dash draw:name="Dashed_20__28_var_29__20_1285" draw:display-name="Dashed (var) 1285" draw:style="rect" draw:dots1="1" draw:dots1-length="0.006cm" draw:dots2="1" draw:dots2-length="0.006cm" draw:distance="0.006cm"/>
    <draw:stroke-dash draw:name="Dashed_20__28_var_29__20_1286" draw:display-name="Dashed (var) 1286" draw:style="rect" draw:dots1="1" draw:dots1-length="0.006cm" draw:dots2="1" draw:dots2-length="0.006cm" draw:distance="0.006cm"/>
    <draw:stroke-dash draw:name="Dashed_20__28_var_29__20_1287" draw:display-name="Dashed (var) 1287" draw:style="rect" draw:dots1="1" draw:dots1-length="0.006cm" draw:dots2="1" draw:dots2-length="0.006cm" draw:distance="0.006cm"/>
    <draw:stroke-dash draw:name="Dashed_20__28_var_29__20_1288" draw:display-name="Dashed (var) 1288" draw:style="rect" draw:dots1="1" draw:dots1-length="0.006cm" draw:dots2="1" draw:dots2-length="0.006cm" draw:distance="0.006cm"/>
    <draw:stroke-dash draw:name="Dashed_20__28_var_29__20_1289" draw:display-name="Dashed (var) 1289" draw:style="rect" draw:dots1="1" draw:dots1-length="0.006cm" draw:dots2="1" draw:dots2-length="0.006cm" draw:distance="0.006cm"/>
    <draw:stroke-dash draw:name="Dashed_20__28_var_29__20_1290" draw:display-name="Dashed (var) 1290" draw:style="rect" draw:dots1="1" draw:dots1-length="0.006cm" draw:dots2="1" draw:dots2-length="0.006cm" draw:distance="0.006cm"/>
    <draw:stroke-dash draw:name="Dashed_20__28_var_29__20_1291" draw:display-name="Dashed (var) 1291" draw:style="rect" draw:dots1="1" draw:dots1-length="0.006cm" draw:dots2="1" draw:dots2-length="0.006cm" draw:distance="0.006cm"/>
    <draw:stroke-dash draw:name="Dashed_20__28_var_29__20_1292" draw:display-name="Dashed (var) 1292" draw:style="rect" draw:dots1="1" draw:dots1-length="0.006cm" draw:dots2="1" draw:dots2-length="0.006cm" draw:distance="0.006cm"/>
    <draw:stroke-dash draw:name="Dashed_20__28_var_29__20_1293" draw:display-name="Dashed (var) 1293" draw:style="rect" draw:dots1="1" draw:dots1-length="0.006cm" draw:dots2="1" draw:dots2-length="0.006cm" draw:distance="0.006cm"/>
    <draw:stroke-dash draw:name="Dashed_20__28_var_29__20_1294" draw:display-name="Dashed (var) 1294" draw:style="rect" draw:dots1="1" draw:dots1-length="0.006cm" draw:dots2="1" draw:dots2-length="0.006cm" draw:distance="0.006cm"/>
    <draw:stroke-dash draw:name="Dashed_20__28_var_29__20_1295" draw:display-name="Dashed (var) 1295" draw:style="rect" draw:dots1="1" draw:dots1-length="0.006cm" draw:dots2="1" draw:dots2-length="0.006cm" draw:distance="0.006cm"/>
    <draw:stroke-dash draw:name="Dashed_20__28_var_29__20_1296" draw:display-name="Dashed (var) 1296" draw:style="rect" draw:dots1="1" draw:dots1-length="0.006cm" draw:dots2="1" draw:dots2-length="0.006cm" draw:distance="0.006cm"/>
    <draw:stroke-dash draw:name="Dashed_20__28_var_29__20_1297" draw:display-name="Dashed (var) 1297" draw:style="rect" draw:dots1="1" draw:dots1-length="0.006cm" draw:dots2="1" draw:dots2-length="0.006cm" draw:distance="0.006cm"/>
    <draw:stroke-dash draw:name="Dashed_20__28_var_29__20_1298" draw:display-name="Dashed (var) 1298" draw:style="rect" draw:dots1="1" draw:dots1-length="0.006cm" draw:dots2="1" draw:dots2-length="0.006cm" draw:distance="0.006cm"/>
    <draw:stroke-dash draw:name="Dashed_20__28_var_29__20_1299" draw:display-name="Dashed (var) 1299" draw:style="rect" draw:dots1="1" draw:dots1-length="0.006cm" draw:dots2="1" draw:dots2-length="0.006cm" draw:distance="0.006cm"/>
    <draw:stroke-dash draw:name="Dashed_20__28_var_29__20_1300" draw:display-name="Dashed (var) 1300" draw:style="rect" draw:dots1="1" draw:dots1-length="0.006cm" draw:dots2="1" draw:dots2-length="0.006cm" draw:distance="0.006cm"/>
    <draw:stroke-dash draw:name="Dashed_20__28_var_29__20_1301" draw:display-name="Dashed (var) 1301" draw:style="rect" draw:dots1="1" draw:dots1-length="0.006cm" draw:dots2="1" draw:dots2-length="0.006cm" draw:distance="0.006cm"/>
    <draw:stroke-dash draw:name="Dashed_20__28_var_29__20_1302" draw:display-name="Dashed (var) 1302" draw:style="rect" draw:dots1="1" draw:dots1-length="0.006cm" draw:dots2="1" draw:dots2-length="0.006cm" draw:distance="0.006cm"/>
    <draw:stroke-dash draw:name="Dashed_20__28_var_29__20_1303" draw:display-name="Dashed (var) 1303" draw:style="rect" draw:dots1="1" draw:dots1-length="0.006cm" draw:dots2="1" draw:dots2-length="0.006cm" draw:distance="0.006cm"/>
    <draw:stroke-dash draw:name="Dashed_20__28_var_29__20_1304" draw:display-name="Dashed (var) 1304" draw:style="rect" draw:dots1="1" draw:dots1-length="0.006cm" draw:dots2="1" draw:dots2-length="0.006cm" draw:distance="0.006cm"/>
    <draw:stroke-dash draw:name="Dashed_20__28_var_29__20_1305" draw:display-name="Dashed (var) 1305" draw:style="rect" draw:dots1="1" draw:dots1-length="0.006cm" draw:dots2="1" draw:dots2-length="0.006cm" draw:distance="0.006cm"/>
    <draw:stroke-dash draw:name="Dashed_20__28_var_29__20_1306" draw:display-name="Dashed (var) 1306" draw:style="rect" draw:dots1="1" draw:dots1-length="0.006cm" draw:dots2="1" draw:dots2-length="0.006cm" draw:distance="0.006cm"/>
    <draw:stroke-dash draw:name="Dashed_20__28_var_29__20_1307" draw:display-name="Dashed (var) 1307" draw:style="rect" draw:dots1="1" draw:dots1-length="0.006cm" draw:dots2="1" draw:dots2-length="0.006cm" draw:distance="0.006cm"/>
    <draw:stroke-dash draw:name="Dashed_20__28_var_29__20_1308" draw:display-name="Dashed (var) 1308" draw:style="rect" draw:dots1="1" draw:dots1-length="0.006cm" draw:dots2="1" draw:dots2-length="0.006cm" draw:distance="0.006cm"/>
    <draw:stroke-dash draw:name="Dashed_20__28_var_29__20_1309" draw:display-name="Dashed (var) 1309" draw:style="rect" draw:dots1="1" draw:dots1-length="0.006cm" draw:dots2="1" draw:dots2-length="0.006cm" draw:distance="0.006cm"/>
    <draw:stroke-dash draw:name="Dashed_20__28_var_29__20_1310" draw:display-name="Dashed (var) 1310" draw:style="rect" draw:dots1="1" draw:dots1-length="0.006cm" draw:dots2="1" draw:dots2-length="0.006cm" draw:distance="0.006cm"/>
    <draw:stroke-dash draw:name="Dashed_20__28_var_29__20_1311" draw:display-name="Dashed (var) 1311" draw:style="rect" draw:dots1="1" draw:dots1-length="0.006cm" draw:dots2="1" draw:dots2-length="0.006cm" draw:distance="0.006cm"/>
    <draw:stroke-dash draw:name="Dashed_20__28_var_29__20_1312" draw:display-name="Dashed (var) 1312" draw:style="rect" draw:dots1="1" draw:dots1-length="0.006cm" draw:dots2="1" draw:dots2-length="0.006cm" draw:distance="0.006cm"/>
    <draw:stroke-dash draw:name="Dashed_20__28_var_29__20_1313" draw:display-name="Dashed (var) 1313" draw:style="rect" draw:dots1="1" draw:dots1-length="0.006cm" draw:dots2="1" draw:dots2-length="0.006cm" draw:distance="0.006cm"/>
    <draw:stroke-dash draw:name="Dashed_20__28_var_29__20_1314" draw:display-name="Dashed (var) 1314" draw:style="rect" draw:dots1="1" draw:dots1-length="0.006cm" draw:dots2="1" draw:dots2-length="0.006cm" draw:distance="0.006cm"/>
    <draw:stroke-dash draw:name="Dashed_20__28_var_29__20_1315" draw:display-name="Dashed (var) 1315" draw:style="rect" draw:dots1="1" draw:dots1-length="0.006cm" draw:dots2="1" draw:dots2-length="0.006cm" draw:distance="0.006cm"/>
    <draw:stroke-dash draw:name="Dashed_20__28_var_29__20_1316" draw:display-name="Dashed (var) 1316" draw:style="rect" draw:dots1="1" draw:dots1-length="0.006cm" draw:dots2="1" draw:dots2-length="0.006cm" draw:distance="0.006cm"/>
    <draw:stroke-dash draw:name="Dashed_20__28_var_29__20_1317" draw:display-name="Dashed (var) 1317" draw:style="rect" draw:dots1="1" draw:dots1-length="0.006cm" draw:dots2="1" draw:dots2-length="0.006cm" draw:distance="0.006cm"/>
    <draw:stroke-dash draw:name="Dashed_20__28_var_29__20_1318" draw:display-name="Dashed (var) 1318" draw:style="rect" draw:dots1="1" draw:dots1-length="0.006cm" draw:dots2="1" draw:dots2-length="0.006cm" draw:distance="0.006cm"/>
    <draw:stroke-dash draw:name="Dashed_20__28_var_29__20_1319" draw:display-name="Dashed (var) 1319" draw:style="rect" draw:dots1="1" draw:dots1-length="0.006cm" draw:dots2="1" draw:dots2-length="0.006cm" draw:distance="0.006cm"/>
    <draw:stroke-dash draw:name="Dashed_20__28_var_29__20_1320" draw:display-name="Dashed (var) 1320" draw:style="rect" draw:dots1="1" draw:dots1-length="0.006cm" draw:dots2="1" draw:dots2-length="0.006cm" draw:distance="0.006cm"/>
    <draw:stroke-dash draw:name="Dashed_20__28_var_29__20_1321" draw:display-name="Dashed (var) 1321" draw:style="rect" draw:dots1="1" draw:dots1-length="0.006cm" draw:dots2="1" draw:dots2-length="0.006cm" draw:distance="0.006cm"/>
    <draw:stroke-dash draw:name="Dashed_20__28_var_29__20_1322" draw:display-name="Dashed (var) 1322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6cm" draw:dots2="1" draw:dots2-length="0.006cm" draw:distance="0.006cm"/>
    <draw:stroke-dash draw:name="Dashed_20__28_var_29__20_5973" draw:display-name="Dashed (var) 5973" draw:style="rect" draw:dots1="1" draw:dots1-length="0.006cm" draw:dots2="1" draw:dots2-length="0.006cm" draw:distance="0.006cm"/>
    <draw:stroke-dash draw:name="Dashed_20__28_var_29__20_5974" draw:display-name="Dashed (var) 5974" draw:style="rect" draw:dots1="1" draw:dots1-length="0.006cm" draw:dots2="1" draw:dots2-length="0.006cm" draw:distance="0.006cm"/>
    <draw:stroke-dash draw:name="Dashed_20__28_var_29__20_5975" draw:display-name="Dashed (var) 5975" draw:style="rect" draw:dots1="1" draw:dots1-length="0.006cm" draw:dots2="1" draw:dots2-length="0.006cm" draw:distance="0.006cm"/>
    <draw:stroke-dash draw:name="Dashed_20__28_var_29__20_5976" draw:display-name="Dashed (var) 5976" draw:style="rect" draw:dots1="1" draw:dots1-length="0.006cm" draw:dots2="1" draw:dots2-length="0.006cm" draw:distance="0.006cm"/>
    <draw:stroke-dash draw:name="Dashed_20__28_var_29__20_5977" draw:display-name="Dashed (var) 5977" draw:style="rect" draw:dots1="1" draw:dots1-length="0.006cm" draw:dots2="1" draw:dots2-length="0.006cm" draw:distance="0.006cm"/>
    <draw:stroke-dash draw:name="Dashed_20__28_var_29__20_5978" draw:display-name="Dashed (var) 5978" draw:style="rect" draw:dots1="1" draw:dots1-length="0.006cm" draw:dots2="1" draw:dots2-length="0.006cm" draw:distance="0.006cm"/>
    <draw:stroke-dash draw:name="Dashed_20__28_var_29__20_5979" draw:display-name="Dashed (var) 5979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6cm" draw:dots2="1" draw:dots2-length="0.006cm" draw:distance="0.006cm"/>
    <draw:stroke-dash draw:name="Dashed_20__28_var_29__20_5981" draw:display-name="Dashed (var) 5981" draw:style="rect" draw:dots1="1" draw:dots1-length="0.006cm" draw:dots2="1" draw:dots2-length="0.006cm" draw:distance="0.006cm"/>
    <draw:stroke-dash draw:name="Dashed_20__28_var_29__20_5982" draw:display-name="Dashed (var) 5982" draw:style="rect" draw:dots1="1" draw:dots1-length="0.006cm" draw:dots2="1" draw:dots2-length="0.006cm" draw:distance="0.006cm"/>
    <draw:stroke-dash draw:name="Dashed_20__28_var_29__20_5983" draw:display-name="Dashed (var) 5983" draw:style="rect" draw:dots1="1" draw:dots1-length="0.006cm" draw:dots2="1" draw:dots2-length="0.006cm" draw:distance="0.006cm"/>
    <draw:stroke-dash draw:name="Dashed_20__28_var_29__20_5984" draw:display-name="Dashed (var) 5984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06cm" draw:dots2="1" draw:dots2-length="0.006cm" draw:distance="0.006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6cm" draw:dots2="1" draw:dots2-length="0.006cm" draw:distance="0.006cm"/>
    <draw:stroke-dash draw:name="Dashed_20__28_var_29__20_5989" draw:display-name="Dashed (var) 598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3:02.786129861</meta:creation-date>
    <dc:date>2018-04-10T15:53:45.640634611</dc:date>
    <meta:editing-duration>PT43S</meta:editing-duration>
    <meta:editing-cycles>1</meta:editing-cycles>
    <meta:document-statistic meta:object-count="160"/>
    <meta:generator>LibreOffice/6.0.0.3$MacOSX_X86_64 LibreOffice_project/64a0f66915f38c6217de274f0aa8e15618924765</meta:generator>
  </office:meta>
</office:document-meta>
</file>